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8080" draw:marker-start-width="0.279cm" draw:marker-end-width="0.279cm" draw:fill-color="#666666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draw:stroke="dash" draw:stroke-dash="Fine_20_Dashed_20__28_var_29_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5.8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cm" svg:height="15cm" svg:x="8.6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8cm" svg:height="0.821cm" svg:x="3.5cm" svg:y="11.847cm">
          <text:p text:style-name="P2"><text:span text:style-name="T1">B</text:span></text:p>
        </draw:ellipse>
        <draw:line draw:style-name="gr3" draw:text-style-name="P1" draw:layer="layout" svg:x1="3.889cm" svg:y1="12.668cm" svg:x2="3.889cm" svg:y2="13.861cm">
          <text:p/>
        </draw:line>
        <draw:ellipse draw:style-name="gr2" draw:text-style-name="P3" draw:layer="layout" svg:width="0.778cm" svg:height="0.819cm" svg:x="3.5cm" svg:y="13.862cm">
          <text:p text:style-name="P2"><text:span text:style-name="T1">A</text:span></text:p>
        </draw:ellipse>
        <draw:ellipse draw:style-name="gr4" draw:text-style-name="P3" draw:layer="layout" svg:width="0.778cm" svg:height="0.819cm" svg:x="5.129cm" svg:y="10.431cm">
          <text:p text:style-name="P2"><text:span text:style-name="T1">C</text:span></text:p>
        </draw:ellipse>
        <draw:line draw:style-name="gr3" draw:text-style-name="P1" draw:layer="layout" svg:x1="5.199cm" svg:y1="11.102cm" svg:x2="4.208cm" svg:y2="11.997cm">
          <text:p/>
        </draw:line>
        <draw:ellipse draw:style-name="gr4" draw:text-style-name="P3" draw:layer="layout" svg:width="0.778cm" svg:height="0.82cm" svg:x="5.129cm" svg:y="8.418cm">
          <text:p text:style-name="P2"><text:span text:style-name="T1">D</text:span></text:p>
        </draw:ellipse>
        <draw:line draw:style-name="gr3" draw:text-style-name="P1" draw:layer="layout" svg:x1="5.517cm" svg:y1="9.238cm" svg:x2="5.517cm" svg:y2="10.431cm">
          <text:p/>
        </draw:line>
        <draw:ellipse draw:style-name="gr4" draw:text-style-name="P3" draw:layer="layout" svg:width="0.778cm" svg:height="0.82cm" svg:x="5.129cm" svg:y="6.405cm">
          <text:p text:style-name="P2"><text:span text:style-name="T1">E</text:span></text:p>
        </draw:ellipse>
        <draw:line draw:style-name="gr3" draw:text-style-name="P1" draw:layer="layout" svg:x1="5.517cm" svg:y1="7.225cm" svg:x2="5.517cm" svg:y2="8.418cm">
          <text:p/>
        </draw:line>
        <draw:ellipse draw:style-name="gr2" draw:text-style-name="P3" draw:layer="layout" svg:width="0.778cm" svg:height="0.82cm" svg:x="3.501cm" svg:y="9.875cm">
          <text:p text:style-name="P2"><text:span text:style-name="T1">F</text:span></text:p>
        </draw:ellipse>
        <draw:line draw:style-name="gr3" draw:text-style-name="P1" draw:layer="layout" svg:x1="3.89cm" svg:y1="10.696cm" svg:x2="3.89cm" svg:y2="11.889cm">
          <text:p/>
        </draw:line>
        <draw:ellipse draw:style-name="gr2" draw:text-style-name="P3" draw:layer="layout" svg:width="0.779cm" svg:height="0.821cm" svg:x="11.431cm" svg:y="11.866cm">
          <text:p text:style-name="P2"><text:span text:style-name="T1">B</text:span></text:p>
        </draw:ellipse>
        <draw:line draw:style-name="gr3" draw:text-style-name="P1" draw:layer="layout" svg:x1="11.821cm" svg:y1="12.687cm" svg:x2="11.821cm" svg:y2="13.88cm">
          <text:p/>
        </draw:line>
        <draw:ellipse draw:style-name="gr2" draw:text-style-name="P3" draw:layer="layout" svg:width="0.779cm" svg:height="0.819cm" svg:x="11.431cm" svg:y="13.88cm">
          <text:p text:style-name="P2"><text:span text:style-name="T1">A</text:span></text:p>
        </draw:ellipse>
        <draw:ellipse draw:style-name="gr4" draw:text-style-name="P3" draw:layer="layout" svg:width="0.778cm" svg:height="0.82cm" svg:x="13.06cm" svg:y="10.45cm">
          <text:p text:style-name="P2"><text:span text:style-name="T1">C</text:span></text:p>
        </draw:ellipse>
        <draw:line draw:style-name="gr5" draw:text-style-name="P1" draw:layer="layout" svg:x1="13.13cm" svg:y1="11.121cm" svg:x2="12.139cm" svg:y2="12.016cm">
          <text:p/>
        </draw:line>
        <draw:ellipse draw:style-name="gr4" draw:text-style-name="P3" draw:layer="layout" svg:width="0.778cm" svg:height="0.82cm" svg:x="13.06cm" svg:y="8.437cm">
          <text:p text:style-name="P2"><text:span text:style-name="T1">D</text:span></text:p>
        </draw:ellipse>
        <draw:line draw:style-name="gr3" draw:text-style-name="P1" draw:layer="layout" svg:x1="13.449cm" svg:y1="9.257cm" svg:x2="13.449cm" svg:y2="10.45cm">
          <text:p/>
        </draw:line>
        <draw:ellipse draw:style-name="gr4" draw:text-style-name="P3" draw:layer="layout" svg:width="0.778cm" svg:height="0.819cm" svg:x="13.06cm" svg:y="6.424cm">
          <text:p text:style-name="P2"><text:span text:style-name="T1">E</text:span></text:p>
        </draw:ellipse>
        <draw:line draw:style-name="gr3" draw:text-style-name="P1" draw:layer="layout" svg:x1="13.449cm" svg:y1="7.244cm" svg:x2="13.449cm" svg:y2="8.437cm">
          <text:p/>
        </draw:line>
        <draw:ellipse draw:style-name="gr2" draw:text-style-name="P3" draw:layer="layout" svg:width="0.779cm" svg:height="0.82cm" svg:x="11.432cm" svg:y="9.895cm">
          <text:p text:style-name="P2"><text:span text:style-name="T1">F</text:span></text:p>
        </draw:ellipse>
        <draw:line draw:style-name="gr3" draw:text-style-name="P1" draw:layer="layout" svg:x1="11.821cm" svg:y1="10.714cm" svg:x2="11.821cm" svg:y2="11.907cm">
          <text:p/>
        </draw:line>
        <draw:ellipse draw:style-name="gr2" draw:text-style-name="P3" draw:layer="layout" svg:width="0.779cm" svg:height="0.821cm" svg:x="17.631cm" svg:y="11.867cm">
          <text:p text:style-name="P2"><text:span text:style-name="T1">B</text:span></text:p>
        </draw:ellipse>
        <draw:line draw:style-name="gr3" draw:text-style-name="P1" draw:layer="layout" svg:x1="18.021cm" svg:y1="12.687cm" svg:x2="18.021cm" svg:y2="13.88cm">
          <text:p/>
        </draw:line>
        <draw:ellipse draw:style-name="gr2" draw:text-style-name="P3" draw:layer="layout" svg:width="0.779cm" svg:height="0.819cm" svg:x="17.631cm" svg:y="13.881cm">
          <text:p text:style-name="P2"><text:span text:style-name="T1">A</text:span></text:p>
        </draw:ellipse>
        <draw:ellipse draw:style-name="gr4" draw:text-style-name="P3" draw:layer="layout" svg:width="0.778cm" svg:height="0.821cm" svg:x="19.26cm" svg:y="10.45cm">
          <text:p text:style-name="P2"><text:span text:style-name="T1">C</text:span></text:p>
        </draw:ellipse>
        <draw:line draw:style-name="gr3" draw:text-style-name="P1" draw:layer="layout" svg:x1="19.33cm" svg:y1="11.122cm" svg:x2="18.339cm" svg:y2="12.017cm">
          <text:p/>
        </draw:line>
        <draw:ellipse draw:style-name="gr4" draw:text-style-name="P3" draw:layer="layout" svg:width="0.778cm" svg:height="0.82cm" svg:x="19.26cm" svg:y="8.438cm">
          <text:p text:style-name="P2"><text:span text:style-name="T1">D</text:span></text:p>
        </draw:ellipse>
        <draw:line draw:style-name="gr3" draw:text-style-name="P1" draw:layer="layout" svg:x1="19.649cm" svg:y1="9.258cm" svg:x2="19.649cm" svg:y2="10.451cm">
          <text:p/>
        </draw:line>
        <draw:ellipse draw:style-name="gr4" draw:text-style-name="P3" draw:layer="layout" svg:width="0.778cm" svg:height="0.819cm" svg:x="19.26cm" svg:y="6.425cm">
          <text:p text:style-name="P2"><text:span text:style-name="T1">E</text:span></text:p>
        </draw:ellipse>
        <draw:line draw:style-name="gr3" draw:text-style-name="P1" draw:layer="layout" svg:x1="19.649cm" svg:y1="7.245cm" svg:x2="19.649cm" svg:y2="8.438cm">
          <text:p/>
        </draw:line>
        <draw:ellipse draw:style-name="gr2" draw:text-style-name="P3" draw:layer="layout" svg:width="0.779cm" svg:height="0.821cm" svg:x="17.632cm" svg:y="9.895cm">
          <text:p text:style-name="P2"><text:span text:style-name="T1">F</text:span></text:p>
        </draw:ellipse>
        <draw:line draw:style-name="gr3" draw:text-style-name="P1" draw:layer="layout" svg:x1="18.021cm" svg:y1="10.715cm" svg:x2="18.021cm" svg:y2="11.908cm">
          <text:p/>
        </draw:line>
        <draw:custom-shape draw:style-name="gr6" draw:text-style-name="P4" draw:layer="layout" svg:width="1.549cm" svg:height="0.7cm" svg:x="6.5cm" svg:y="5.9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134.96774193548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3" draw:layer="layout" svg:width="0.779cm" svg:height="0.821cm" svg:x="17.632cm" svg:y="7.911cm">
          <text:p text:style-name="P2"><text:span text:style-name="T1">C'</text:span></text:p>
        </draw:ellipse>
        <draw:line draw:style-name="gr3" draw:text-style-name="P1" draw:layer="layout" svg:x1="18.022cm" svg:y1="8.732cm" svg:x2="18.022cm" svg:y2="9.925cm">
          <text:p/>
        </draw:line>
        <draw:ellipse draw:style-name="gr4" draw:text-style-name="P3" draw:layer="layout" svg:width="0.779cm" svg:height="0.82cm" svg:x="17.633cm" svg:y="5.94cm">
          <text:p text:style-name="P2"><text:span text:style-name="T1">D'</text:span></text:p>
        </draw:ellipse>
        <draw:line draw:style-name="gr3" draw:text-style-name="P1" draw:layer="layout" svg:x1="18.022cm" svg:y1="6.76cm" svg:x2="18.022cm" svg:y2="7.953cm">
          <text:p/>
        </draw:line>
        <draw:ellipse draw:style-name="gr4" draw:text-style-name="P3" draw:layer="layout" svg:width="0.779cm" svg:height="0.82cm" svg:x="17.633cm" svg:y="3.906cm">
          <text:p text:style-name="P2"><text:span text:style-name="T1">E'</text:span></text:p>
        </draw:ellipse>
        <draw:line draw:style-name="gr3" draw:text-style-name="P1" draw:layer="layout" svg:x1="18.022cm" svg:y1="4.726cm" svg:x2="18.022cm" svg:y2="5.919cm">
          <text:p/>
        </draw:line>
        <draw:custom-shape draw:style-name="gr7" draw:text-style-name="P4" draw:layer="layout" svg:width="1.549cm" svg:height="0.7cm" svg:x="6.544cm" svg:y="6.701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1.549cm" svg:height="0.7cm" svg:x="1.327cm" svg:y="10.307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1cm" svg:x="25.23cm" svg:y="11.889cm">
          <text:p text:style-name="P2"><text:span text:style-name="T1">B</text:span></text:p>
        </draw:ellipse>
        <draw:line draw:style-name="gr3" draw:text-style-name="P1" draw:layer="layout" svg:x1="25.62cm" svg:y1="12.709cm" svg:x2="25.62cm" svg:y2="13.902cm">
          <text:p/>
        </draw:line>
        <draw:ellipse draw:style-name="gr2" draw:text-style-name="P3" draw:layer="layout" svg:width="0.779cm" svg:height="0.819cm" svg:x="25.23cm" svg:y="13.903cm">
          <text:p text:style-name="P2"><text:span text:style-name="T1">A</text:span></text:p>
        </draw:ellipse>
        <draw:ellipse draw:style-name="gr9" draw:text-style-name="P3" draw:layer="layout" svg:width="0.778cm" svg:height="0.821cm" svg:x="26.859cm" svg:y="10.472cm">
          <text:p text:style-name="P2"><text:span text:style-name="T1">C</text:span></text:p>
        </draw:ellipse>
        <draw:line draw:style-name="gr3" draw:text-style-name="P1" draw:layer="layout" svg:x1="26.929cm" svg:y1="11.144cm" svg:x2="25.938cm" svg:y2="12.039cm">
          <text:p/>
        </draw:line>
        <draw:ellipse draw:style-name="gr9" draw:text-style-name="P3" draw:layer="layout" svg:width="0.778cm" svg:height="0.82cm" svg:x="26.859cm" svg:y="8.46cm">
          <text:p text:style-name="P2"><text:span text:style-name="T1">D</text:span></text:p>
        </draw:ellipse>
        <draw:line draw:style-name="gr3" draw:text-style-name="P1" draw:layer="layout" svg:x1="27.248cm" svg:y1="9.28cm" svg:x2="27.248cm" svg:y2="10.473cm">
          <text:p/>
        </draw:line>
        <draw:ellipse draw:style-name="gr9" draw:text-style-name="P3" draw:layer="layout" svg:width="0.778cm" svg:height="0.819cm" svg:x="26.859cm" svg:y="6.447cm">
          <text:p text:style-name="P2"><text:span text:style-name="T1">E</text:span></text:p>
        </draw:ellipse>
        <draw:line draw:style-name="gr3" draw:text-style-name="P1" draw:layer="layout" svg:x1="27.248cm" svg:y1="7.267cm" svg:x2="27.248cm" svg:y2="8.46cm">
          <text:p/>
        </draw:line>
        <draw:ellipse draw:style-name="gr2" draw:text-style-name="P3" draw:layer="layout" svg:width="0.779cm" svg:height="0.821cm" svg:x="25.231cm" svg:y="9.917cm">
          <text:p text:style-name="P2"><text:span text:style-name="T1">F</text:span></text:p>
        </draw:ellipse>
        <draw:line draw:style-name="gr3" draw:text-style-name="P1" draw:layer="layout" svg:x1="25.62cm" svg:y1="10.737cm" svg:x2="25.62cm" svg:y2="11.93cm">
          <text:p/>
        </draw:line>
        <draw:ellipse draw:style-name="gr4" draw:text-style-name="P3" draw:layer="layout" svg:width="0.779cm" svg:height="0.821cm" svg:x="25.231cm" svg:y="7.933cm">
          <text:p text:style-name="P2"><text:span text:style-name="T1">C'</text:span></text:p>
        </draw:ellipse>
        <draw:line draw:style-name="gr3" draw:text-style-name="P1" draw:layer="layout" svg:x1="25.621cm" svg:y1="8.754cm" svg:x2="25.621cm" svg:y2="9.947cm">
          <text:p/>
        </draw:line>
        <draw:ellipse draw:style-name="gr4" draw:text-style-name="P3" draw:layer="layout" svg:width="0.779cm" svg:height="0.82cm" svg:x="25.232cm" svg:y="5.962cm">
          <text:p text:style-name="P2"><text:span text:style-name="T1">D'</text:span></text:p>
        </draw:ellipse>
        <draw:line draw:style-name="gr3" draw:text-style-name="P1" draw:layer="layout" svg:x1="25.621cm" svg:y1="6.782cm" svg:x2="25.621cm" svg:y2="7.975cm">
          <text:p/>
        </draw:line>
        <draw:ellipse draw:style-name="gr4" draw:text-style-name="P3" draw:layer="layout" svg:width="0.779cm" svg:height="0.82cm" svg:x="25.232cm" svg:y="3.928cm">
          <text:p text:style-name="P2"><text:span text:style-name="T1">E'</text:span></text:p>
        </draw:ellipse>
        <draw:line draw:style-name="gr3" draw:text-style-name="P1" draw:layer="layout" svg:x1="25.621cm" svg:y1="4.748cm" svg:x2="25.621cm" svg:y2="5.941cm">
          <text:p/>
        </draw:line>
        <draw:frame draw:style-name="gr10" draw:text-style-name="P5" draw:layer="layout" svg:width="1.984cm" svg:height="0.962cm" svg:x="2.939cm" svg:y="15.938cm">
          <draw:text-box>
            <text:p text:style-name="P5">Initial</text:p>
          </draw:text-box>
        </draw:frame>
        <draw:frame draw:style-name="gr11" draw:text-style-name="P5" draw:layer="layout" svg:width="3.326cm" svg:height="0.962cm" svg:x="10.14cm" svg:y="15.938cm">
          <draw:text-box>
            <text:p text:style-name="P5">Process 1</text:p>
          </draw:text-box>
        </draw:frame>
        <draw:frame draw:style-name="gr11" draw:text-style-name="P5" draw:layer="layout" svg:width="3.326cm" svg:height="0.962cm" svg:x="16.341cm" svg:y="15.938cm">
          <draw:text-box>
            <text:p text:style-name="P5">Process 2</text:p>
          </draw:text-box>
        </draw:frame>
        <draw:frame draw:style-name="gr12" draw:text-style-name="P5" draw:layer="layout" svg:width="2.83cm" svg:height="0.962cm" svg:x="24.24cm" svg:y="15.938cm">
          <draw:text-box>
            <text:p text:style-name="P5">Résultat</text:p>
          </draw:text-box>
        </draw:frame>
        <draw:frame draw:style-name="gr13" draw:text-style-name="P6" draw:layer="layout" svg:width="16.305cm" svg:height="0.984cm" svg:x="11.9cm" svg:y="18.216cm">
          <draw:text-box>
            <text:p text:style-name="P5"><text:span text:style-name="T2">git rebase master</text:span></text:p>
          </draw:text-box>
        </draw:frame>
        <draw:custom-shape draw:style-name="gr7" draw:text-style-name="P4" draw:layer="layout" svg:width="1.549cm" svg:height="0.7cm" svg:x="14.413cm" svg:y="6.702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20.613cm" svg:y="6.702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.549cm" svg:height="0.7cm" svg:x="9.2cm" svg:y="9.4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.549cm" svg:height="0.7cm" svg:x="15.4cm" svg:y="3.5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.549cm" svg:height="0.7cm" svg:x="22.931cm" svg:y="3.504cm">
          <text:p text:style-name="P1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22.982cm" svg:y="4.403cm">
          <text:p text:style-name="P1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306.3225806452 3820.82738944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1.549cm" svg:height="0.7cm" svg:x="9.236cm" svg:y="10.308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1.549cm" svg:height="0.7cm" svg:x="15.336cm" svg:y="10.308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1.549cm" svg:height="0.7cm" svg:x="22.936cm" svg:y="10.308cm"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9-10T15:57:00</dc:date>
    <meta:editing-duration>P1DT3H22M</meta:editing-duration>
    <meta:editing-cycles>12</meta:editing-cycles>
    <meta:generator>OpenOffice/4.1.7$Unix OpenOffice.org_project/417m1$Build-9800</meta:generator>
    <meta:document-statistic meta:object-count="74"/>
  </office:meta>
</office:document-meta>
</file>